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5" style:family="table">
      <style:table-properties style:width="16.505cm" fo:margin-left="-0.053cm" fo:margin-right="0.549cm" table:align="margins" style:writing-mode="lr-tb"/>
    </style:style>
    <style:style style:name="Tabla5.A" style:family="table-column">
      <style:table-column-properties style:column-width="16.505cm" style:rel-column-width="65535*"/>
    </style:style>
    <style:style style:name="Tabla5.1" style:family="table-row">
      <style:table-row-properties style:min-row-height="0.496cm" fo:keep-together="auto"/>
    </style:style>
    <style:style style:name="Tabla5.A1" style:family="table-cell">
      <style:table-cell-properties style:vertical-align="bottom" fo:background-color="#0000cc" fo:padding-left="0.049cm" fo:padding-right="0.049cm" fo:padding-top="0cm" fo:padding-bottom="0cm" fo:border="1pt solid #000000">
        <style:background-image/>
      </style:table-cell-properties>
    </style:style>
    <style:style style:name="Tabla5.2" style:family="table-row">
      <style:table-row-properties style:min-row-height="0.526cm" fo:keep-together="auto"/>
    </style:style>
    <style:style style:name="Tabla5.A2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3" style:family="table-row">
      <style:table-row-properties style:min-row-height="3.976cm" fo:keep-together="auto"/>
    </style:style>
    <style:style style:name="Tabla5.A3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A4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5" style:family="table-row">
      <style:table-row-properties style:min-row-height="1.473cm" fo:keep-together="auto"/>
    </style:style>
    <style:style style:name="Tabla5.A5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6" style:family="table-row">
      <style:table-row-properties style:min-row-height="2.97cm" fo:keep-together="auto"/>
    </style:style>
    <style:style style:name="Tabla5.A6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7" style:family="table-row">
      <style:table-row-properties style:min-row-height="2.263cm" fo:keep-together="auto"/>
    </style:style>
    <style:style style:name="Tabla5.A7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8" style:family="table-row">
      <style:table-row-properties style:min-row-height="2.757cm" fo:keep-together="auto"/>
    </style:style>
    <style:style style:name="Tabla5.A8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9" style:family="table-row">
      <style:table-row-properties style:min-row-height="2.565cm" fo:keep-together="auto"/>
    </style:style>
    <style:style style:name="Tabla5.A9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10" style:family="table-row">
      <style:table-row-properties style:min-row-height="3.969cm" fo:keep-together="auto"/>
    </style:style>
    <style:style style:name="Tabla5.A10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11" style:family="table-row">
      <style:table-row-properties style:min-row-height="0.977cm" fo:keep-together="auto"/>
    </style:style>
    <style:style style:name="Tabla5.A11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A12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13" style:family="table-row">
      <style:table-row-properties style:min-row-height="1cm" fo:keep-together="auto"/>
    </style:style>
    <style:style style:name="Tabla5.A13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A14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A15" style:family="table-cell">
      <style:table-cell-properties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a5.A16" style:family="table-cell">
      <style:table-cell-properties fo:background-color="transparent" fo:padding-left="0.049cm" fo:padding-right="0.049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ffffff" loext:opacity="100%" fo:font-weight="bold" officeooo:paragraph-rsid="000fec11" style:font-weight-asian="bold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font-weight="bold" officeooo:paragraph-rsid="000fec11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font-weight="normal" officeooo:paragraph-rsid="000fec11" style:font-weight-asian="normal" style:font-weight-complex="normal"/>
    </style:style>
    <style:style style:name="P4" style:family="paragraph" style:parent-style-name="Standard">
      <style:text-properties officeooo:paragraph-rsid="000fec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">Casos de Pruebas</text:p>
          </table:table-cell>
        </table:table-row>
        <table:table-row table:style-name="Tabla5.2">
          <table:table-cell table:style-name="Tabla5.A2" office:value-type="string">
            <text:p text:style-name="P2">Id: Caso de Prueba</text:p>
          </table:table-cell>
        </table:table-row>
        <table:table-row table:style-name="Tabla5.3">
          <table:table-cell table:style-name="Tabla5.A2" office:value-type="string">
            <text:p text:style-name="P2">Descripción</text:p>
          </table:table-cell>
        </table:table-row>
        <table:table-row table:style-name="Tabla5.2">
          <table:table-cell table:style-name="Tabla5.A2" office:value-type="string">
            <text:p text:style-name="P2">Fecha</text:p>
          </table:table-cell>
        </table:table-row>
        <table:table-row table:style-name="Tabla5.5">
          <table:table-cell table:style-name="Tabla5.A2" office:value-type="string">
            <text:p text:style-name="P2">Área Funcional / Sub proceso</text:p>
          </table:table-cell>
        </table:table-row>
        <table:table-row table:style-name="Tabla5.6">
          <table:table-cell table:style-name="Tabla5.A2" office:value-type="string">
            <text:p text:style-name="P2">Funcionalidad / Característica</text:p>
          </table:table-cell>
        </table:table-row>
        <table:table-row table:style-name="Tabla5.7">
          <table:table-cell table:style-name="Tabla5.A2" office:value-type="string">
            <text:p text:style-name="P2">Datos / Acciones de Entrada</text:p>
          </table:table-cell>
        </table:table-row>
        <table:table-row table:style-name="Tabla5.8">
          <table:table-cell table:style-name="Tabla5.A2" office:value-type="string">
            <text:p text:style-name="P2">Resultado Esperado</text:p>
          </table:table-cell>
        </table:table-row>
        <table:table-row table:style-name="Tabla5.9">
          <table:table-cell table:style-name="Tabla5.A2" office:value-type="string">
            <text:p text:style-name="P2">Requerimientos de Ambiente de Pruebas</text:p>
          </table:table-cell>
        </table:table-row>
        <table:table-row table:style-name="Tabla5.10">
          <table:table-cell table:style-name="Tabla5.A2" office:value-type="string">
            <text:p text:style-name="P2">Procedimientos especiales requeridos</text:p>
          </table:table-cell>
        </table:table-row>
        <table:table-row table:style-name="Tabla5.11">
          <table:table-cell table:style-name="Tabla5.A2" office:value-type="string">
            <text:p text:style-name="P2">Dependencias con otros casos de Prueba</text:p>
          </table:table-cell>
        </table:table-row>
        <table:table-row table:style-name="Tabla5.2">
          <table:table-cell table:style-name="Tabla5.A2" office:value-type="string">
            <text:p text:style-name="P2">Información para el seguimiento</text:p>
          </table:table-cell>
        </table:table-row>
        <table:table-row table:style-name="Tabla5.13">
          <table:table-cell table:style-name="Tabla5.A2" office:value-type="string">
            <text:p text:style-name="P3">Resultado Obtenido</text:p>
          </table:table-cell>
        </table:table-row>
        <table:table-row table:style-name="Tabla5.2">
          <table:table-cell table:style-name="Tabla5.A2" office:value-type="string">
            <text:p text:style-name="P3">Estado</text:p>
          </table:table-cell>
        </table:table-row>
        <table:table-row table:style-name="Tabla5.2">
          <table:table-cell table:style-name="Tabla5.A2" office:value-type="string">
            <text:p text:style-name="P3">Última Fecha de Estado</text:p>
          </table:table-cell>
        </table:table-row>
        <table:table-row table:style-name="Tabla5.2">
          <table:table-cell table:style-name="Tabla5.A16" office:value-type="string">
            <text:p text:style-name="P3">Observacione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4">
      <number:number number:decimal-places="2" number:min-decimal-places="2" number:min-integer-digits="1"/>
      <number:text>%</number:text>
    </number:percentage-style>
  </office:styles>
  <office:automatic-styles>
    <style:page-layout style:name="Mpm1">
      <style:page-layout-properties fo:page-width="21.001cm" fo:page-height="29.7cm" style:num-format="1" style:print-orientation="portrait" fo:margin-top="0.601cm" fo:margin-bottom="2.014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01:22:31.243839439</meta:creation-date>
    <dc:date>2023-05-19T01:24:02.574874382</dc:date>
    <meta:editing-duration>PT1M31S</meta:editing-duration>
    <meta:editing-cycles>1</meta:editing-cycles>
    <meta:document-statistic meta:table-count="1" meta:image-count="0" meta:object-count="0" meta:page-count="1" meta:paragraph-count="16" meta:word-count="50" meta:character-count="354" meta:non-whitespace-character-count="320"/>
    <meta:generator>LibreOffice/7.3.7.2$Linux_X86_64 LibreOffice_project/30$Build-2</meta:generator>
  </office:meta>
</office:document-meta>
</file>